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5.7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Op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cript</text:p>
          </table:table-cell>
          <table:table-cell office:value-type="string">
            <text:p>Option/Func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tart-commit</text:p>
          </table:table-cell>
          <table:table-cell office:value-type="string">
            <text:p>1 / check capabiliti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pre-commit</text:p>
          </table:table-cell>
          <table:table-cell office:value-type="string">
            <text:p>$check_message_nonempty</text:p>
          </table:table-cell>
        </table:table-row>
        <table:table-row table:style-name="ro1">
          <table:table-cell/>
          <table:table-cell office:value-type="string">
            <text:p>pre-commit</text:p>
          </table:table-cell>
          <table:table-cell office:value-type="string">
            <text:p>$check_author_and_date_present</text:p>
          </table:table-cell>
        </table:table-row>
        <table:table-row table:style-name="ro1">
          <table:table-cell/>
          <table:table-cell office:value-type="string">
            <text:p>pre-commit</text:p>
          </table:table-cell>
          <table:table-cell office:value-type="string">
            <text:p>$enable_path_checks</text:p>
          </table:table-cell>
        </table:table-row>
        <table:table-row table:style-name="ro1">
          <table:table-cell/>
          <table:table-cell office:value-type="string">
            <text:p>pre-commit</text:p>
          </table:table-cell>
          <table:table-cell office:value-type="string">
            <text:p>$enable_property_checks</text:p>
          </table:table-cell>
        </table:table-row>
        <table:table-row table:style-name="ro1">
          <table:table-cell/>
          <table:table-cell office:value-type="string">
            <text:p>pre-commit</text:p>
          </table:table-cell>
          <table:table-cell office:value-type="string">
            <text:p>$enable_line_checks</text:p>
          </table:table-cell>
        </table:table-row>
        <table:table-row table:style-name="ro1">
          <table:table-cell/>
          <table:table-cell office:value-type="string">
            <text:p>pre-commit</text:p>
          </table:table-cell>
          <table:table-cell office:value-type="string">
            <text:p>$prevent_double_copying</text:p>
          </table:table-cell>
        </table:table-row>
        <table:table-row table:style-name="ro1">
          <table:table-cell/>
          <table:table-cell office:value-type="string">
            <text:p>pre-commit</text:p>
          </table:table-cell>
          <table:table-cell office:value-type="string">
            <text:p>$enable_tag_protection</text:p>
          </table:table-cell>
        </table:table-row>
        <table:table-row table:style-name="ro1">
          <table:table-cell/>
          <table:table-cell office:value-type="string">
            <text:p>pre-commit</text:p>
          </table:table-cell>
          <table:table-cell office:value-type="string">
            <text:p>$prevent_copy_from_ta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post-commit</text:p>
          </table:table-cell>
          <table:table-cell office:value-type="string">
            <text:p>$create_revision_dump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pre-revprop-change</text:p>
          </table:table-cell>
          <table:table-cell office:value-type="string">
            <text:p>$allow_property_changes</text:p>
          </table:table-cell>
        </table:table-row>
        <table:table-row table:style-name="ro1">
          <table:table-cell/>
          <table:table-cell office:value-type="string">
            <text:p>pre-revprop-change</text:p>
          </table:table-cell>
          <table:table-cell office:value-type="string">
            <text:p>$allow_only_log_modification</text:p>
          </table:table-cell>
        </table:table-row>
        <table:table-row table:style-name="ro1">
          <table:table-cell/>
          <table:table-cell office:value-type="string">
            <text:p>pre-revprop-change</text:p>
          </table:table-cell>
          <table:table-cell office:value-type="string">
            <text:p>$backup_valu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post-revprop-change</text:p>
          </table:table-cell>
          <table:table-cell office:value-type="string">
            <text:p>$create_revision_dump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4">24/08/2010</text:date>, <text:time>01:2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26M51S</meta:editing-duration>
    <meta:editing-cycles>5</meta:editing-cycles>
    <meta:generator>OpenOffice.org/3.2$Win32 OpenOffice.org_project/320m18$Build-9502</meta:generator>
    <dc:date>2010-08-24T01:23:27.94</dc:date>
    <dc:creator>Rob Hubbard</dc:creator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